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532cm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408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weight="bold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7" style:family="paragraph">
      <style:text-properties fo:font-size="10pt"/>
    </style:style>
    <style:style style:name="P8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13cm" svg:height="7.874cm" svg:x="1.905cm" svg:y="2.413cm">
          <text:p text:style-name="P2"/>
        </draw:rect>
        <draw:frame draw:style-name="gr2" draw:text-style-name="P3" draw:layer="layout" svg:width="18.655cm" svg:height="0.831cm" svg:x="4.332cm" svg:y="1.143cm">
          <draw:text-box>
            <text:p text:style-name="P2"><text:span text:style-name="T1">Slide line widget geometry and corresponding member variables</text:span></text:p>
          </draw:text-box>
        </draw:frame>
        <draw:line draw:style-name="gr3" draw:text-style-name="P4" draw:layer="layout" svg:x1="1.397cm" svg:y1="12.827cm" svg:x2="26.67cm" svg:y2="12.827cm">
          <text:p text:style-name="P2"/>
        </draw:line>
        <draw:line draw:style-name="gr3" draw:text-style-name="P4" draw:layer="layout" svg:x1="1.905cm" svg:y1="13.081cm" svg:x2="1.905cm" svg:y2="12.573cm">
          <text:p text:style-name="P2"/>
        </draw:line>
        <draw:line draw:style-name="gr3" draw:text-style-name="P4" draw:layer="layout" svg:x1="26.035cm" svg:y1="13.081cm" svg:x2="26.035cm" svg:y2="12.573cm">
          <text:p text:style-name="P2"/>
        </draw:line>
        <draw:frame draw:style-name="gr2" draw:text-style-name="P5" draw:layer="layout" svg:width="4.346cm" svg:height="0.662cm" svg:x="11.021cm" svg:y="12.927cm">
          <draw:text-box>
            <text:p text:style-name="P2"><text:span text:style-name="T2">Sliding widget width()</text:span></text:p>
          </draw:text-box>
        </draw:frame>
        <draw:frame draw:style-name="gr2" draw:text-style-name="P6" draw:layer="layout" svg:width="4.498cm" svg:height="0.662cm" draw:transform="rotate (1.5707963267946) translate (0.989cm 8.435cm)">
          <draw:text-box>
            <text:p text:style-name="P2"><text:span text:style-name="T2">Sliding widget height()</text:span></text:p>
          </draw:text-box>
        </draw:frame>
        <draw:line draw:style-name="gr3" draw:text-style-name="P4" draw:layer="layout" svg:x1="1.397cm" svg:y1="2.159cm" svg:x2="1.397cm" svg:y2="3.683cm">
          <text:p text:style-name="P2"/>
        </draw:line>
        <draw:line draw:style-name="gr3" draw:text-style-name="P4" draw:layer="layout" svg:x1="1.397cm" svg:y1="8.509cm" svg:x2="1.397cm" svg:y2="10.541cm">
          <text:p text:style-name="P2"/>
        </draw:line>
        <draw:line draw:style-name="gr3" draw:text-style-name="P4" draw:layer="layout" svg:x1="1.651cm" svg:y1="10.287cm" svg:x2="1.143cm" svg:y2="10.287cm">
          <text:p text:style-name="P2"/>
        </draw:line>
        <draw:line draw:style-name="gr3" draw:text-style-name="P4" draw:layer="layout" svg:x1="1.143cm" svg:y1="2.413cm" svg:x2="1.651cm" svg:y2="2.413cm">
          <text:p text:style-name="P2"/>
        </draw:line>
        <draw:rect draw:style-name="gr3" draw:text-style-name="P4" draw:layer="layout" svg:width="21.336cm" svg:height="1.27cm" svg:x="3.175cm" svg:y="3.937cm">
          <text:p text:style-name="P2"/>
        </draw:rect>
        <draw:rect draw:style-name="gr3" draw:text-style-name="P4" draw:layer="layout" svg:width="21.336cm" svg:height="1.27cm" svg:x="3.175cm" svg:y="7.493cm">
          <text:p text:style-name="P2"/>
        </draw:rect>
        <draw:line draw:style-name="gr3" draw:text-style-name="P4" draw:layer="layout" svg:x1="1.397cm" svg:y1="11.049cm" svg:x2="24.257cm" svg:y2="11.049cm">
          <text:p text:style-name="P2"/>
        </draw:line>
        <draw:line draw:style-name="gr3" draw:text-style-name="P4" draw:layer="layout" svg:x1="1.905cm" svg:y1="10.795cm" svg:x2="1.905cm" svg:y2="11.303cm">
          <text:p text:style-name="P2"/>
        </draw:line>
        <draw:line draw:style-name="gr3" draw:text-style-name="P4" draw:layer="layout" svg:x1="3.175cm" svg:y1="9.017cm" svg:x2="3.175cm" svg:y2="11.303cm">
          <text:p text:style-name="P2"/>
        </draw:line>
        <draw:frame draw:style-name="gr2" draw:text-style-name="P5" draw:layer="layout" svg:width="4.143cm" svg:height="0.662cm" svg:x="1.318cm" svg:y="11.303cm">
          <draw:text-box>
            <text:p text:style-name="P2"><text:span text:style-name="T2">m_marginHorWidget</text:span></text:p>
          </draw:text-box>
        </draw:frame>
        <draw:line draw:style-name="gr3" draw:text-style-name="P4" draw:layer="layout" svg:x1="24.003cm" svg:y1="11.049cm" svg:x2="26.543cm" svg:y2="11.049cm">
          <text:p text:style-name="P2"/>
        </draw:line>
        <draw:line draw:style-name="gr3" draw:text-style-name="P4" draw:layer="layout" svg:x1="24.511cm" svg:y1="9.017cm" svg:x2="24.511cm" svg:y2="11.303cm">
          <text:p text:style-name="P2"/>
        </draw:line>
        <draw:frame draw:style-name="gr2" draw:text-style-name="P5" draw:layer="layout" svg:width="4.143cm" svg:height="0.662cm" svg:x="22.908cm" svg:y="11.303cm">
          <draw:text-box>
            <text:p text:style-name="P2"><text:span text:style-name="T2">m_marginHorWidget</text:span></text:p>
          </draw:text-box>
        </draw:frame>
        <draw:line draw:style-name="gr3" draw:text-style-name="P4" draw:layer="layout" svg:x1="26.035cm" svg:y1="10.795cm" svg:x2="26.035cm" svg:y2="11.303cm">
          <text:p text:style-name="P2"/>
        </draw:line>
        <draw:line draw:style-name="gr3" draw:text-style-name="P4" draw:layer="layout" svg:x1="9.779cm" svg:y1="2.159cm" svg:x2="9.779cm" svg:y2="4.191cm">
          <text:p text:style-name="P2"/>
        </draw:line>
        <draw:line draw:style-name="gr3" draw:text-style-name="P4" draw:layer="layout" svg:x1="9.525cm" svg:y1="4.191cm" svg:x2="10.033cm" svg:y2="3.683cm">
          <text:p text:style-name="P2"/>
        </draw:line>
        <draw:line draw:style-name="gr3" draw:text-style-name="P4" draw:layer="layout" svg:x1="9.525cm" svg:y1="2.667cm" svg:x2="10.033cm" svg:y2="2.159cm">
          <text:p text:style-name="P2"/>
        </draw:line>
        <draw:frame draw:style-name="gr2" draw:text-style-name="P5" draw:layer="layout" svg:width="4.122cm" svg:height="0.662cm" svg:x="9.975cm" svg:y="2.767cm">
          <draw:text-box>
            <text:p text:style-name="P2"><text:span text:style-name="T2">m_marginVerWidget</text:span></text:p>
          </draw:text-box>
        </draw:frame>
        <draw:line draw:style-name="gr3" draw:text-style-name="P4" draw:layer="layout" svg:x1="9.779cm" svg:y1="8.509cm" svg:x2="9.779cm" svg:y2="10.541cm">
          <text:p text:style-name="P2"/>
        </draw:line>
        <draw:line draw:style-name="gr3" draw:text-style-name="P4" draw:layer="layout" svg:x1="9.525cm" svg:y1="10.541cm" svg:x2="10.033cm" svg:y2="10.033cm">
          <text:p text:style-name="P2"/>
        </draw:line>
        <draw:line draw:style-name="gr3" draw:text-style-name="P4" draw:layer="layout" svg:x1="9.525cm" svg:y1="9.017cm" svg:x2="10.033cm" svg:y2="8.509cm">
          <text:p text:style-name="P2"/>
        </draw:line>
        <draw:frame draw:style-name="gr2" draw:text-style-name="P5" draw:layer="layout" svg:width="4.122cm" svg:height="0.662cm" svg:x="9.975cm" svg:y="9.117cm">
          <draw:text-box>
            <text:p text:style-name="P2"><text:span text:style-name="T2">m_marginVerWidget</text:span></text:p>
          </draw:text-box>
        </draw:frame>
        <draw:line draw:style-name="gr3" draw:text-style-name="P4" draw:layer="layout" svg:x1="9.779cm" svg:y1="4.953cm" svg:x2="9.779cm" svg:y2="7.747cm">
          <text:p text:style-name="P2"/>
        </draw:line>
        <draw:line draw:style-name="gr3" draw:text-style-name="P4" draw:layer="layout" svg:x1="9.525cm" svg:y1="7.747cm" svg:x2="10.033cm" svg:y2="7.239cm">
          <text:p text:style-name="P2"/>
        </draw:line>
        <draw:line draw:style-name="gr3" draw:text-style-name="P4" draw:layer="layout" svg:x1="9.525cm" svg:y1="5.461cm" svg:x2="10.033cm" svg:y2="4.953cm">
          <text:p text:style-name="P2"/>
        </draw:line>
        <draw:frame draw:style-name="gr2" draw:text-style-name="P5" draw:layer="layout" svg:width="3.262cm" svg:height="0.662cm" svg:x="10.033cm" svg:y="6.069cm">
          <draw:text-box>
            <text:p text:style-name="P2"><text:span text:style-name="T2">m_slideLineDist</text:span></text:p>
          </draw:text-box>
        </draw:frame>
        <draw:frame draw:style-name="gr2" draw:text-style-name="P7" draw:layer="layout" svg:width="20.775cm" svg:height="2.306cm" svg:x="3.429cm" svg:y="14.859cm">
          <draw:text-box>
            <text:p text:style-name="P2"><text:span text:style-name="T3">The slide line widget has essentially two rectangles inside, the upper one for the teacher text, the lower one for </text:span></text:p>
            <text:p text:style-name="P2"><text:span text:style-name="T3">the students text. The teacher's text, which will typically be longer then the rectangle, will slide from left to right</text:span></text:p>
            <text:p text:style-name="P2"><text:span text:style-name="T3">(or right to left for languages like hebrew) while the text is typed through. The sliding is done in such a way that at</text:span></text:p>
            <text:p text:style-name="P2"><text:span text:style-name="T3">the begin, when nothing has been typed yet the cursor is at the left side of the rectangle, and just reaches the</text:span></text:p>
            <text:p text:style-name="P2"><text:span text:style-name="T3">right side when the last character has been typed correctly. The students line slides similarly.</text:span></text:p>
          </draw:text-box>
        </draw:frame>
        <draw:frame draw:style-name="gr4" draw:text-style-name="P6" draw:layer="layout" svg:width="4.572cm" svg:height="0.662cm" svg:x="10.795cm" svg:y="11.303cm">
          <draw:text-box>
            <text:p text:style-name="P2"><text:span text:style-name="T2">m_slideLineWidth</text:span></text:p>
          </draw:text-box>
        </draw:frame>
      </draw:page>
      <draw:page draw:name="page2" draw:style-name="dp1" draw:master-page-name="Default">
        <draw:rect draw:style-name="gr1" draw:text-style-name="P1" draw:layer="layout" svg:width="24.13cm" svg:height="5.334cm" svg:x="1.905cm" svg:y="4.953cm">
          <text:p text:style-name="P2"/>
        </draw:rect>
        <draw:rect draw:style-name="gr3" draw:text-style-name="P4" draw:layer="layout" svg:width="19.812cm" svg:height="2.286cm" svg:x="3.937cm" svg:y="6.477cm">
          <text:p text:style-name="P2"/>
        </draw:rect>
        <draw:line draw:style-name="gr5" draw:text-style-name="P4" draw:layer="layout" svg:x1="5.207cm" svg:y1="6.731cm" svg:x2="5.207cm" svg:y2="8.509cm">
          <text:p text:style-name="P2"/>
        </draw:line>
        <draw:frame draw:style-name="gr2" draw:text-style-name="P3" draw:layer="layout" svg:width="14.205cm" svg:height="0.831cm" svg:x="6.731cm" svg:y="1.143cm">
          <draw:text-box>
            <text:p text:style-name="P2"><text:span text:style-name="T1">Geometry and variables specific for a sliding line</text:span></text:p>
          </draw:text-box>
        </draw:frame>
        <draw:line draw:style-name="gr3" draw:text-style-name="P4" draw:layer="layout" svg:x1="3.683cm" svg:y1="11.303cm" svg:x2="22.733cm" svg:y2="11.303cm">
          <text:p text:style-name="P2"/>
        </draw:line>
        <draw:line draw:style-name="gr3" draw:text-style-name="P4" draw:layer="layout" svg:x1="3.937cm" svg:y1="11.049cm" svg:x2="3.937cm" svg:y2="11.557cm">
          <text:p text:style-name="P2"/>
        </draw:line>
        <draw:line draw:style-name="gr3" draw:text-style-name="P4" draw:layer="layout" svg:x1="5.207cm" svg:y1="11.049cm" svg:x2="5.207cm" svg:y2="11.557cm">
          <text:p text:style-name="P2"/>
        </draw:line>
        <draw:line draw:style-name="gr6" draw:text-style-name="P4" draw:layer="layout" svg:x1="9.017cm" svg:y1="6.985cm" svg:x2="9.017cm" svg:y2="8.255cm">
          <text:p text:style-name="P2"/>
        </draw:line>
        <draw:line draw:style-name="gr3" draw:text-style-name="P4" draw:layer="layout" svg:x1="1.651cm" svg:y1="13.081cm" svg:x2="24.003cm" svg:y2="13.081cm">
          <text:p text:style-name="P2"/>
        </draw:line>
        <draw:line draw:style-name="gr3" draw:text-style-name="P4" draw:layer="layout" svg:x1="1.905cm" svg:y1="12.827cm" svg:x2="1.905cm" svg:y2="13.335cm">
          <text:p text:style-name="P2"/>
        </draw:line>
        <draw:line draw:style-name="gr3" draw:text-style-name="P4" draw:layer="layout" svg:x1="3.937cm" svg:y1="12.827cm" svg:x2="3.937cm" svg:y2="13.335cm">
          <text:p text:style-name="P2"/>
        </draw:line>
        <draw:frame draw:style-name="gr2" draw:text-style-name="P5" draw:layer="layout" svg:width="3.427cm" svg:height="0.662cm" svg:x="3.079cm" svg:y="11.557cm">
          <draw:text-box>
            <text:p text:style-name="P2"><text:span text:style-name="T2">m_marginCursor</text:span></text:p>
          </draw:text-box>
        </draw:frame>
        <draw:frame draw:style-name="gr4" draw:text-style-name="P6" draw:layer="layout" svg:width="4.572cm" svg:height="0.662cm" svg:x="1.143cm" svg:y="13.335cm">
          <draw:text-box>
            <text:p text:style-name="P2"><text:span text:style-name="T2">m_marginHorWidget</text:span></text:p>
          </draw:text-box>
        </draw:frame>
        <draw:line draw:style-name="gr5" draw:text-style-name="P4" draw:layer="layout" svg:x1="22.479cm" svg:y1="6.731cm" svg:x2="22.479cm" svg:y2="8.509cm">
          <text:p text:style-name="P2"/>
        </draw:line>
        <draw:frame draw:style-name="gr2" draw:text-style-name="P5" draw:layer="layout" svg:width="3.889cm" svg:height="0.662cm" svg:x="11.811cm" svg:y="11.557cm">
          <draw:text-box>
            <text:p text:style-name="P2"><text:span text:style-name="T2">m_cursorRangeLen</text:span></text:p>
          </draw:text-box>
        </draw:frame>
        <draw:line draw:style-name="gr3" draw:text-style-name="P4" draw:layer="layout" svg:x1="24.257cm" svg:y1="6.223cm" svg:x2="24.257cm" svg:y2="9.017cm">
          <text:p text:style-name="P2"/>
        </draw:line>
        <draw:line draw:style-name="gr3" draw:text-style-name="P4" draw:layer="layout" svg:x1="24.003cm" svg:y1="8.763cm" svg:x2="24.511cm" svg:y2="8.763cm">
          <text:p text:style-name="P2"/>
        </draw:line>
        <draw:line draw:style-name="gr3" draw:text-style-name="P4" draw:layer="layout" svg:x1="24.003cm" svg:y1="6.477cm" svg:x2="24.511cm" svg:y2="6.477cm">
          <text:p text:style-name="P2"/>
        </draw:line>
        <draw:frame draw:style-name="gr2" draw:text-style-name="P6" draw:layer="layout" svg:width="3.736cm" svg:height="0.662cm" draw:transform="rotate (1.5707963267946) translate (24.611cm 9.451cm)">
          <draw:text-box>
            <text:p text:style-name="P2"><text:span text:style-name="T2">m_slideLineHeight</text:span></text:p>
          </draw:text-box>
        </draw:frame>
        <draw:line draw:style-name="gr3" draw:text-style-name="P4" draw:layer="layout" svg:x1="3.937cm" svg:y1="3.683cm" svg:x2="3.937cm" svg:y2="4.191cm">
          <text:p text:style-name="P2"/>
        </draw:line>
        <draw:line draw:style-name="gr7" draw:text-style-name="P4" draw:layer="layout" svg:x1="3.937cm" svg:y1="3.937cm" svg:x2="9.017cm" svg:y2="3.937cm">
          <text:p text:style-name="P2"/>
        </draw:line>
        <draw:frame draw:style-name="gr2" draw:text-style-name="P5" draw:layer="layout" svg:width="3.812cm" svg:height="0.662cm" svg:x="4.191cm" svg:y="3.275cm">
          <draw:text-box>
            <text:p text:style-name="P2"><text:span text:style-name="T2">m_xCursorTeacher</text:span></text:p>
          </draw:text-box>
        </draw:frame>
        <draw:line draw:style-name="gr3" draw:text-style-name="P4" draw:layer="layout" svg:x1="9.779cm" svg:y1="6.741cm" svg:x2="9.779cm" svg:y2="8.519cm">
          <text:p text:style-name="P2"/>
        </draw:line>
        <draw:line draw:style-name="gr3" draw:text-style-name="P4" draw:layer="layout" svg:x1="9.525cm" svg:y1="8.255cm" svg:x2="10.033cm" svg:y2="8.255cm">
          <text:p text:style-name="P2"/>
        </draw:line>
        <draw:line draw:style-name="gr3" draw:text-style-name="P4" draw:layer="layout" svg:x1="9.525cm" svg:y1="6.985cm" svg:x2="10.033cm" svg:y2="6.985cm">
          <text:p text:style-name="P2"/>
        </draw:line>
        <draw:frame draw:style-name="gr2" draw:text-style-name="P6" draw:layer="layout" svg:width="3.292cm" svg:height="0.662cm" svg:x="9.779cm" svg:y="7.339cm">
          <draw:text-box>
            <text:p text:style-name="P2"><text:span text:style-name="T2">m_cursorHeight</text:span></text:p>
          </draw:text-box>
        </draw:frame>
        <draw:frame draw:style-name="gr2" draw:text-style-name="P5" draw:layer="layout" svg:width="21.796cm" svg:height="1.895cm" svg:x="1.905cm" svg:y="16.637cm">
          <draw:text-box>
            <text:p text:style-name="P2"><text:span text:style-name="T2">The dotted vertical lines show the range where the cursor is allowed to move between. This ensures that there is always</text:span></text:p>
            <text:p text:style-name="P2"><text:span text:style-name="T2">at least one character to be seen to the left (right) of the cursor, in case one has to erase it by hitting backspace.</text:span></text:p>
            <text:p text:style-name="P2"><text:span text:style-name="T2"/></text:p>
            <text:p text:style-name="P2"><text:span text:style-name="T2">The coordinates need to be transformed for right-to-left writing, as explained later.</text:span></text:p>
          </draw:text-box>
        </draw:frame>
        <draw:frame draw:style-name="gr8" draw:text-style-name="P6" draw:layer="layout" svg:width="14.478cm" svg:height="1.073cm" svg:x="6.223cm" svg:y="14.04cm">
          <draw:text-box>
            <text:p text:style-name="P2"><text:span text:style-name="T2">This is the visible area of this sliding line and essentially the part that is copied from the complete Teachers/Students text into the widget.</text:span></text:p>
          </draw:text-box>
        </draw:frame>
        <draw:line draw:style-name="gr3" draw:text-style-name="P4" draw:layer="layout" svg:x1="23.749cm" svg:y1="12.827cm" svg:x2="23.749cm" svg:y2="13.335cm">
          <text:p text:style-name="P2"/>
        </draw:line>
        <draw:line draw:style-name="gr3" draw:text-style-name="P4" draw:layer="layout" svg:x1="22.479cm" svg:y1="11.049cm" svg:x2="22.479cm" svg:y2="11.557cm">
          <text:p text:style-name="P2"/>
        </draw:line>
        <draw:frame draw:style-name="gr4" draw:text-style-name="P6" draw:layer="layout" svg:width="4.572cm" svg:height="0.662cm" svg:x="10.541cm" svg:y="13.335cm">
          <draw:text-box>
            <text:p text:style-name="P2"><text:span text:style-name="T2">m_slideLineWidth</text:span></text:p>
          </draw:text-box>
        </draw:frame>
      </draw:page>
      <draw:page draw:name="page3" draw:style-name="dp1" draw:master-page-name="Default">
        <draw:frame draw:style-name="gr2" draw:text-style-name="P3" draw:layer="layout" svg:width="17.02cm" svg:height="0.831cm" svg:x="5.461cm" svg:y="1.143cm">
          <draw:text-box>
            <text:p text:style-name="P2"><text:span text:style-name="T1">Geometry and variables for the teacher sliding line pixmap</text:span></text:p>
          </draw:text-box>
        </draw:frame>
        <draw:rect draw:style-name="gr3" draw:text-style-name="P4" draw:layer="layout" svg:width="22.352cm" svg:height="1.27cm" svg:x="2.921cm" svg:y="5.969cm">
          <text:p text:style-name="P2"/>
        </draw:rect>
        <draw:frame draw:style-name="gr9" draw:text-style-name="P8" draw:layer="layout" svg:width="21.59cm" svg:height="1.012cm" svg:x="3.429cm" svg:y="6.223cm">
          <draw:text-box>
            <text:p text:style-name="P2"><text:span text:style-name="T4">There is some text to type in the teachers line and the line is as long as the text....</text:span></text:p>
          </draw:text-box>
        </draw:frame>
        <draw:rect draw:style-name="gr10" draw:text-style-name="P4" draw:layer="layout" svg:width="11.176cm" svg:height="2.286cm" svg:x="9.017cm" svg:y="5.461cm">
          <text:p text:style-name="P2"/>
        </draw:rect>
        <draw:frame draw:style-name="gr2" draw:text-style-name="P5" draw:layer="layout" svg:width="5.764cm" svg:height="0.662cm" svg:x="11.381cm" svg:y="4.799cm">
          <draw:text-box>
            <text:p text:style-name="P2"><text:span text:style-name="T2">Visible area of this sliding line</text:span></text:p>
          </draw:text-box>
        </draw:frame>
        <draw:line draw:style-name="gr6" draw:text-style-name="P4" draw:layer="layout" svg:x1="14.097cm" svg:y1="6.223cm" svg:x2="14.097cm" svg:y2="6.985cm">
          <text:p text:style-name="P2"/>
        </draw:line>
        <draw:line draw:style-name="gr7" draw:text-style-name="P4" draw:layer="layout" svg:x1="9.017cm" svg:y1="8.255cm" svg:x2="14.097cm" svg:y2="8.255cm">
          <text:p text:style-name="P2"/>
        </draw:line>
        <draw:line draw:style-name="gr3" draw:text-style-name="P4" draw:layer="layout" svg:x1="9.017cm" svg:y1="8.001cm" svg:x2="9.017cm" svg:y2="8.509cm">
          <text:p text:style-name="P2"/>
        </draw:line>
        <draw:frame draw:style-name="gr2" draw:text-style-name="P5" draw:layer="layout" svg:width="3.812cm" svg:height="0.662cm" svg:x="9.271cm" svg:y="8.355cm">
          <draw:text-box>
            <text:p text:style-name="P2"><text:span text:style-name="T2">m_xCursorTeacher</text:span></text:p>
          </draw:text-box>
        </draw:frame>
        <draw:line draw:style-name="gr3" draw:text-style-name="P4" draw:layer="layout" svg:x1="2.921cm" svg:y1="7.493cm" svg:x2="2.921cm" svg:y2="8.255cm">
          <text:p text:style-name="P2"/>
        </draw:line>
        <draw:line draw:style-name="gr3" draw:text-style-name="P4" draw:layer="layout" svg:x1="3.683cm" svg:y1="7.493cm" svg:x2="3.683cm" svg:y2="8.255cm">
          <text:p text:style-name="P2"/>
        </draw:line>
        <draw:line draw:style-name="gr3" draw:text-style-name="P4" draw:layer="layout" svg:x1="2.667cm" svg:y1="8.001cm" svg:x2="3.937cm" svg:y2="8.001cm">
          <text:p text:style-name="P2"/>
        </draw:line>
        <draw:frame draw:style-name="gr2" draw:text-style-name="P5" draw:layer="layout" svg:width="3.427cm" svg:height="0.662cm" svg:x="2.413cm" svg:y="8.355cm">
          <draw:text-box>
            <text:p text:style-name="P2"><text:span text:style-name="T2">m_marginCursor</text:span></text:p>
          </draw:text-box>
        </draw:frame>
        <draw:line draw:style-name="gr7" draw:text-style-name="P4" draw:layer="layout" svg:x1="2.921cm" svg:y1="3.937cm" svg:x2="14.097cm" svg:y2="3.937cm">
          <text:p text:style-name="P2"/>
        </draw:line>
        <draw:line draw:style-name="gr3" draw:text-style-name="P4" draw:layer="layout" svg:x1="2.921cm" svg:y1="3.683cm" svg:x2="2.921cm" svg:y2="5.461cm">
          <text:p text:style-name="P2"/>
        </draw:line>
        <draw:frame draw:style-name="gr2" draw:text-style-name="P5" draw:layer="layout" svg:width="3.901cm" svg:height="0.662cm" svg:x="4.951cm" svg:y="3.275cm">
          <draw:text-box>
            <text:p text:style-name="P2"><text:span text:style-name="T2">m_xCursorTPixmap</text:span></text:p>
          </draw:text-box>
        </draw:frame>
        <draw:frame draw:style-name="gr2" draw:text-style-name="P5" draw:layer="layout" svg:width="20.936cm" svg:height="4.772cm" svg:x="3.575cm" svg:y="10.541cm">
          <draw:text-box>
            <text:p text:style-name="P2"><text:span text:style-name="T2">When the teacher's line is created, at the end and begin of the text a space of size m_maringCursor is added.</text:span></text:p>
            <text:p text:style-name="P2"><text:span text:style-name="T2">Note that the cursor is actually not drawn in the teacher's line, but directly below in the students line. However, the</text:span></text:p>
            <text:p text:style-name="P2"><text:span text:style-name="T2">teacher's line is used to determine the position of the cursor depending on how much has been typed so far.</text:span></text:p>
            <text:p text:style-name="P2"><text:span text:style-name="T2"/></text:p>
            <text:p text:style-name="P2"><text:span text:style-name="T2">m_xFrameTeacher = m_xCursorTPixmap - m_xCursorTeacher</text:span></text:p>
            <text:p text:style-name="P2"><text:span text:style-name="T2"/></text:p>
            <text:p text:style-name="P2"><text:span text:style-name="T2">is the coordinate inside the pixmap of the frame that is copied to the widget when the sliding is done </text:span></text:p>
            <text:p text:style-name="P2"><text:span text:style-name="T2">(resting position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line draw:style-name="gr11" draw:text-style-name="P4" draw:layer="layout" svg:x1="2.921cm" svg:y1="5.207cm" svg:x2="9.017cm" svg:y2="5.207cm">
          <text:p text:style-name="P2"/>
        </draw:line>
        <draw:frame draw:style-name="gr2" draw:text-style-name="P5" draw:layer="layout" svg:width="3.779cm" svg:height="0.662cm" svg:x="3.683cm" svg:y="4.545cm">
          <draw:text-box>
            <text:p text:style-name="P2"><text:span text:style-name="T2">m_xFrameTeacher</text:span></text:p>
          </draw:text-box>
        </draw:frame>
        <draw:line draw:style-name="gr3" draw:text-style-name="P1" draw:layer="layout" svg:x1="3.429cm" svg:y1="9.271cm" svg:x2="24.765cm" svg:y2="9.271cm">
          <text:p text:style-name="P2"/>
        </draw:line>
        <draw:line draw:style-name="gr3" draw:text-style-name="P4" draw:layer="layout" svg:x1="24.511cm" svg:y1="7.493cm" svg:x2="24.511cm" svg:y2="8.255cm">
          <text:p text:style-name="P2"/>
        </draw:line>
        <draw:line draw:style-name="gr3" draw:text-style-name="P4" draw:layer="layout" svg:x1="25.273cm" svg:y1="7.493cm" svg:x2="25.273cm" svg:y2="8.255cm">
          <text:p text:style-name="P2"/>
        </draw:line>
        <draw:line draw:style-name="gr3" draw:text-style-name="P4" draw:layer="layout" svg:x1="24.257cm" svg:y1="8.001cm" svg:x2="25.527cm" svg:y2="8.001cm">
          <text:p text:style-name="P2"/>
        </draw:line>
        <draw:frame draw:style-name="gr2" draw:text-style-name="P5" draw:layer="layout" svg:width="3.427cm" svg:height="0.662cm" svg:x="22.805cm" svg:y="8.355cm">
          <draw:text-box>
            <text:p text:style-name="P2"><text:span text:style-name="T2">m_marginCursor</text:span></text:p>
          </draw:text-box>
        </draw:frame>
        <draw:line draw:style-name="gr3" draw:text-style-name="P1" draw:layer="layout" svg:x1="3.683cm" svg:y1="9.525cm" svg:x2="3.683cm" svg:y2="9.017cm">
          <text:p text:style-name="P2"/>
        </draw:line>
        <draw:line draw:style-name="gr3" draw:text-style-name="P1" draw:layer="layout" svg:x1="24.511cm" svg:y1="9.525cm" svg:x2="24.511cm" svg:y2="9.017cm">
          <text:p text:style-name="P2"/>
        </draw:line>
        <draw:frame draw:style-name="gr2" draw:text-style-name="P5" draw:layer="layout" svg:width="3.787cm" svg:height="0.662cm" svg:x="11.834cm" svg:y="9.271cm">
          <draw:text-box>
            <text:p text:style-name="P2"><text:span text:style-name="T2">m_teacherTextLen</text:span></text:p>
          </draw:text-box>
        </draw:frame>
        <draw:frame draw:style-name="gr2" draw:text-style-name="P3" draw:layer="layout" svg:width="10.615cm" svg:height="0.831cm" svg:x="6.223cm" svg:y="14.472cm">
          <draw:text-box>
            <text:p text:style-name="P2"><text:span text:style-name="T1">Sliding the teacher text into place...</text:span></text:p>
          </draw:text-box>
        </draw:frame>
        <draw:frame draw:style-name="gr2" draw:text-style-name="P5" draw:layer="layout" svg:width="16.877cm" svg:height="3.95cm" svg:x="3.683cm" svg:y="15.989cm">
          <draw:text-box>
            <text:p text:style-name="P2"><text:span text:style-name="T2">Only part of the teacher's text is copied onto the widget. The final position is given by:</text:span></text:p>
            <text:p text:style-name="P2"><text:span text:style-name="T2"/></text:p>
            <text:p text:style-name="P2"><text:span text:style-name="T2">m_xTeacherFrame = m_xTeacherPixmap - m_xCursorTeacher</text:span></text:p>
            <text:p text:style-name="P2"><text:span text:style-name="T2"/></text:p>
            <text:p text:style-name="P2"><text:span text:style-name="T2">and is updated whenever something is typed or the texts are changed. The old/current </text:span></text:p>
            <text:p text:style-name="P2"><text:span text:style-name="T2">position is stored in m_xTeacherFrameCurrent. </text:span></text:p>
            <text:p text:style-name="P2"><text:span text:style-name="T2"/></text:p>
            <text:p text:style-name="P2"><text:span text:style-name="T2">Whenever m_xTeacherFrame != m_xTeacherFrameCurrent, the sliding function slide() is</text:span></text:p>
            <text:p text:style-name="P2"><text:span text:style-name="T2">called that gradually moves the frame from m_xTeacherFrameCurrent to m_xTeacherFram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Andreas Nicolai</meta:initial-creator>
    <meta:creation-date>2006-04-06T18:47:32</meta:creation-date>
    <dc:creator>Andreas Nicolai</dc:creator>
    <dc:date>2006-04-08T17:22:36</dc:date>
    <dc:language>en-US</dc:language>
    <meta:editing-cycles>104</meta:editing-cycles>
    <meta:editing-duration>PT4H57M24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